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as, Sillas, Flores, Casas, Lunas, Estrellas, Ventanas, Puertas, Playas, Montañas, Ciudades, Calles, Plazas, Ranas, Mariposas, Ardillas, Gaviotas, Montañas, Campanas, Pelotas, Carreteras, Playas, Hojas, Tazas, Guitarras, Botellas, Manzanas, Paredes, Películas, Palabras, Orquestas, Ventiladores, Pinturas, Canciones, Maletas, Cometas, Hierbas, Librerías, Nubes, Cajas, Lámparas, Selvas, Hormigas, Narices, Abejas, Ruedas, Olas, Mochilas, Ardillas, Piedras, Esferas, Grúas, Horas, Cucharas, Bailarinas, Computadoras, Cámaras, Cintas, Catedrales, Cosechas, Cajas, Líneas, Señales, Miradas, Marcas, Princesas, Brisas, Travesías, Palmas, Famas, Balanzas, Ventajas, Palabras, Selvas, Dudas, Montañas, Mantas, Conchas, Olas, Mesas, Veredas, Pinturas, Danzas, Rimas, Lluvias, Monedas, Llamas, Caricias, Tardes, Velas, Linternas, Tundras, Neblinas, Murallas, Joyas, Pinturas, Rutas, Páginas, Princesas, Cosech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42:22.489610466</meta:creation-date>
    <dc:date>2023-12-10T19:42:50.647249924</dc:date>
    <meta:editing-duration>PT2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00" meta:character-count="905" meta:non-whitespace-character-count="806"/>
  </office:meta>
</office:document-meta>
</file>